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1.6667in"/>
    </style:style>
    <style:style style:name="rststyle-rststyle-table-1.B" style:family="table-column">
      <style:table-column-properties style:column-width="3.3333in"/>
    </style:style>
    <style:style style:name="rststyle-rststyle-table-1.C" style:family="table-column">
      <style:table-column-properties style:column-width="3.3333in"/>
    </style:style>
    <style:style style:name="P1003" style:master-page-name="rststyle-pagedefault" style:family="paragraph" style:parent-style-name="rststyle-title"/>
  </office:automatic-styles>
  <office:body>
    <office:text>
      <text:p text:style-name="P1003">Vala dersi</text:p>
      <text:p text:style-name="rststyle-textbody">Bu yazıda vala programlama dilini anlatacağım. Örneklende <text:span text:style-name="rststyle-strong">...</text:span> bulunan satırlar üstünde ve altında başka kodların bulunabileceğini belirtir. Çalıştırılan komutların başında <text:span text:style-name="rststyle-strong">$</text:span> işareti kullanılmıştır.</text:p>
      <text:p text:style-name="rststyle-textbody">Vala programlama dili derlemeli bir dil olup yazmış olduğunuz kod valanın çeviricisi yardımı ile önce <text:span text:style-name="rststyle-strong">C</text:span> koduna çevrilir ve ardından <text:span text:style-name="rststyle-strong">gcc</text:span> veya <text:span text:style-name="rststyle-strong">clang</text:span> gibi bir derleyici kullanılarak derlenir. Vala kaynak kodunu derlemek için <text:span text:style-name="rststyle-strong">valac</text:span> kullanılır. Örneğin aşağıda basit bir derleme örneği verilmiştir.</text:p>
      <ns0:p ns0:style-name="rststyle-codeblock">$ valac main.vala</ns0:p>
      <text:span text:style-name="rststyle-whitespace"> </text:span>
      <text:span text:style-name="rststyle-whitespace"> </text:span>
      <text:p text:style-name="rststyle-textbody">Vala programlarını main fonksiyonu ile başlar. Bu fonksiyon aşağıdaki gibi yazılır:</text:p>
      <ns0:p ns0:style-name="rststyle-codeblock">int main(string[] args){<ns0:line-break/><ns0:s ns0:c="3"/>...<ns0:line-break/><ns0:s ns0:c="3"/>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text:span text:style-name="rststyle-strong">int</text:span> fonksiyonun çıktı türünü <text:span text:style-name="rststyle-strong">main</text:span> adını <text:span text:style-name="rststyle-strong">string[] args</text:span> ise parametresini ifade eder. <text:span text:style-name="rststyle-strong">return 0</text:span> ise çıkış kodunu bildirir. Vala programlama dilinde her satırın sonunda <text:span text:style-name="rststyle-strong">;</text:span> bulunmak zorundadır.</text:p>
      <text:section text:name="Section1" text:style-name="Sect1">
        <text:h text:outline-level="1" text:style-name="rststyle-heading1">Girintileme</text:h>
        <text:p text:style-name="rststyle-textbody">Vala girintilemeye dikkat eden bir dil değildir fakat kodun okunaklı olması açısından girintilemeye dikkat etmenizi öneririm.
Girintileme ile ilgili aşağıdaki kuralları takip edebilirsiniz. Bu kurallar zorunluluk oluşturmadığı gibi kendinize göre farklılaştırabilirziniz.</text:p>
        <text:list text:style-name="rststyle-bulletlist">
          <text:list-item>
            <text:p text:style-name="rststyle-bulletitem">Koşullar döngüler ve fonksiyonlarda 4 boşluk veya tek tab ile girintileyin.</text:p>
          </text:list-item>
          <text:list-item>
            <text:p text:style-name="rststyle-bulletitem">Virgülden sonra bir boşluk bırakın.</text:p>
          </text:list-item>
          <text:list-item>
            <text:p text:style-name="rststyle-bulletitem">Koşullar döngüler ve fonksiyonlarda <text:span text:style-name="rststyle-strong">{</text:span> işaretini satır sonuna koyun.</text:p>
          </text:list-item>
          <text:list-item>
            <text:p text:style-name="rststyle-bulletitem"><text:span text:style-name="rststyle-strong">else</text:span> ve <text:span text:style-name="rststyle-strong">else if</text:span> ifadelerinde <text:span text:style-name="rststyle-strong">}</text:span> ve <text:span text:style-name="rststyle-strong">{</text:span> işaretini satırın başında ve sonunda kullanın.</text:p>
          </text:list-item>
          <text:list-item>
            <text:p text:style-name="rststyle-bulletitem">İşleyicilerin başına ve sonuna birer boşluk ekleyin.</text:p>
          </text:list-item>
        </text:list>
        <text:p text:style-name="rststyle-textbody">Örneğin bu kurala uygun girintilenmiş bir kod:</text:p>
        <ns0:p ns0:style-name="rststyle-codeblock">int main(string[] args){<ns0:line-break/><ns0:s ns0:c="4"/>int i = int.parse(stdin.read_line());<ns0:line-break/><ns0:s ns0:c="4"/>int[] liste = {12, 22, 55, 27};<ns0:line-break/><ns0:s ns0:c="4"/>if(i == 12){<ns0:line-break/><ns0:s ns0:c="8"/>i = 33 / 3;<ns0:line-break/><ns0:s ns0:c="4"/>}else if(i &gt;= 44){<ns0:line-break/><ns0:s ns0:c="8"/>i = 0;<ns0:line-break/><ns0:s ns0:c="4"/>}<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literal">
          <text:span text:style-name="rststyle-number">
            <text:span text:style-name="rststyle-integer">22</text:span>
          </text:span>
        </text:span>
        <text:span text:style-name="rststyle-punctuation">,</text:span>
        <text:span text:style-name="rststyle-whitespace"> </text:span>
        <text:span text:style-name="rststyle-literal">
          <text:span text:style-name="rststyle-number">
            <text:span text:style-name="rststyle-integer">55</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33</text:span>
          </text:span>
        </text:span>
        <text:span text:style-name="rststyle-whitespace"> </text:span>
        <text:span text:style-name="rststyle-operator">/</text:span>
        <text:span text:style-name="rststyle-whitespace"> </text:span>
        <text:span text:style-name="rststyle-literal">
          <text:span text:style-name="rststyle-number">
            <text:span text:style-name="rststyle-integer">3</text:span>
          </text:span>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gt;=</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da aynı kodun kötü girintilenmiş hali bulunmaktadır.</text:p>
        <ns0:p ns0:style-name="rststyle-codeblock">int main( <ns0:s ns0:c="3"/>string[] args ){<ns0:line-break/>int i=int.parse( <ns0:s ns0:c="1"/>stdin.read_line() );<ns0:line-break/>int[] liste={12,22,55,27};<ns0:line-break/>if (i== 2)<ns0:line-break/><ns0:s ns0:c="2"/>{i=33/3;}<ns0:line-break/><ns0:s ns0:c="4"/>else if <ns0:s ns0:c="3"/>(i&gt;=44){i=0;<ns0:line-break/><ns0:s ns0:c="8"/>}return 0;<ns0:line-break/><ns0:s ns0:c="12"/>}</ns0:p>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operator">=</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operator">=</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55</text:span>
          </text:span>
        </text:span>
        <text:span text:style-name="rststyle-punctuation">,</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text:span>
        <text:span text:style-name="rststyle-whitespace"> </text:span>
        <text:span text:style-name="rststyle-literal">
          <text:span text:style-name="rststyle-number">
            <text:span text:style-name="rststyle-integer">2</text:span>
          </text:span>
        </text:span>
        <text:span text:style-name="rststyle-punctuation">)</text:span>
        <text:span text:style-name="rststyle-whitespace">
  </text:span>
        <text:span text:style-name="rststyle-punctuation">{</text:span>
        <text:span text:style-name="rststyle-name">i</text:span>
        <text:span text:style-name="rststyle-operator">=</text:span>
        <text:span text:style-name="rststyle-literal">
          <text:span text:style-name="rststyle-number">
            <text:span text:style-name="rststyle-integer">33</text:span>
          </text:span>
        </text:span>
        <text:span text:style-name="rststyle-operator">/</text:span>
        <text:span text:style-name="rststyle-literal">
          <text:span text:style-name="rststyle-number">
            <text:span text:style-name="rststyle-integer">3</text:span>
          </text:span>
        </text:span>
        <text:span text:style-name="rststyle-punctuation">;}</text:span>
        <text:span text:style-name="rststyle-whitespace">
    </text:span>
        <text:span text:style-name="rststyle-keyword">else</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gt;=</text:span>
        <text:span text:style-name="rststyle-literal">
          <text:span text:style-name="rststyle-number">
            <text:span text:style-name="rststyle-integer">44</text:span>
          </text:span>
        </text:span>
        <text:span text:style-name="rststyle-punctuation">){</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Her ikisi de aslında tamamen aynı kod fakat ilk örnek daha okunaklı ve düzenli gözükmektedir.</text:p>
      </text:section>
      <text:section text:name="Section2" text:style-name="Sect1">
        <text:h text:outline-level="1" text:style-name="rststyle-heading1">Açıklama satırı</text:h>
        <text:p text:style-name="rststyle-textbody">Açıklamalar 2 şekilde yapılır. Açıklama bölümleri derleme esnasında dikkate alınmaz.</text:p>
        <text:list text:style-name="rststyle-bulletlist">
          <text:list-item>
            <text:p text:style-name="rststyle-bulletitem"><text:span text:style-name="rststyle-strong">\</text:span> ifadesinden sonra satır sonuna kadar olan kısım açıklamadır.</text:p>
          </text:list-item>
          <text:list-item>
            <text:p text:style-name="rststyle-bulletitem"><text:span text:style-name="rststyle-strong">\*</text:span> ile başlayıp <text:span text:style-name="rststyle-strong">*\</text:span> ile biten yazılar açıklamadır.</text:p>
          </text:list-item>
        </text:list>
        <ns0:p ns0:style-name="rststyle-codeblock">// bu bir açıklamadır<ns0:line-break/>/* bu bir açıklamadır */</ns0:p>
        <text:span text:style-name="rststyle-comment">
          <text:span text:style-name="rststyle-single">// bu bir açıklamadır
</text:span>
        </text:span>
        <text:span text:style-name="rststyle-comment">
          <text:span text:style-name="rststyle-multiline">/* bu bir açıklamadır */</text:span>
        </text:span>
      </text:section>
      <text:section text:name="Section3" text:style-name="Sect1">
        <text:h text:outline-level="1" text:style-name="rststyle-heading1">Ekrana yazı yazdırma</text:h>
        <text:p text:style-name="rststyle-textbody">Ekrana yazı yazmak için <text:span text:style-name="rststyle-strong">printf</text:span> kullanılır. normal çıktı için <text:span text:style-name="rststyle-strong">stdout.printf</text:span>, hata çıktısı için ise <text:span text:style-name="rststyle-strong">stderr.printf</text:span> kullanılır.</text:p>
        <ns0:p ns0:style-name="rststyle-codeblock">int main(string[] args){<ns0:line-break/><ns0:s ns0:c="4"/>stdout.printf("Merhaba Dünya");<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Merhaba Dünya"</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4" text:style-name="Sect1">
        <text:h text:outline-level="1" text:style-name="rststyle-heading1">Değişken türleri</text:h>
        <text:p text:style-name="rststyle-textbody">Değişkenler türleri ile beraber tanımlanırlar veya <text:span text:style-name="rststyle-strong">var</text:span> ifadesi kullanılarak tanımlanırlar.</text:p>
        <ns0:p ns0:style-name="rststyle-codeblock">...<ns0:line-break/>int num = 0;<ns0:line-break/>val text = "Hello world";<ns0:line-break/>string abc = "fff";<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val</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literal">
          <text:span text:style-name="rststyle-string">"Hello world"</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abc</text:span>
        <text:span text:style-name="rststyle-whitespace"> </text:span>
        <text:span text:style-name="rststyle-operator">=</text:span>
        <text:span text:style-name="rststyle-whitespace"> </text:span>
        <text:span text:style-name="rststyle-literal">
          <text:span text:style-name="rststyle-string">"fff"</text:span>
        </text:span>
        <text:span text:style-name="rststyle-punctuation">;</text:span>
        <text:span text:style-name="rststyle-whitespace">
</text:span>
        <text:span text:style-name="rststyle-punctuation">...</text:span>
        <text:p text:style-name="rststyle-textbody">Bununla birlikte değişkenlere başta değer atamayıp sonradan da değer atama işlemi yapılabilir.</text:p>
        <ns0:p ns0:style-name="rststyle-codeblock">...<ns0:line-break/>int num;<ns0:line-break/>num = 31;<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punctuation">;</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punctuation">...</text:span>
        <text:p text:style-name="rststyle-textbody">Değişkenler arası tür dönüşümü işlemi için <text:span text:style-name="rststyle-strong">parse</text:span> ve <text:span text:style-name="rststyle-strong">to_string</text:span> kulanılır.</text:p>
        <ns0:p ns0:style-name="rststyle-codeblock">...<ns0:line-break/>int num = 15;<ns0:line-break/>string txt = num.to_string(); // int -&gt; string dönüşümü<ns0:line-break/>int ff = int.parse("23"); // string -&gt; int dönüşümü<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15</text:span>
          </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num</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int -&gt; string dönüşümü
</text:span>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literal">
          <text:span text:style-name="rststyle-string">"23"</text:span>
        </text:span>
        <text:span text:style-name="rststyle-punctuation">);</text:span>
        <text:span text:style-name="rststyle-whitespace"> </text:span>
        <text:span text:style-name="rststyle-comment">
          <text:span text:style-name="rststyle-single">// string -&gt; int dönüşümü
</text:span>
        </text:span>
        <text:span text:style-name="rststyle-punctuation">...</text:span>
        <text:p text:style-name="rststyle-textbody">Başlıca veri türleri şunlardır:</text:p>
        <text:list text:style-name="rststyle-bulletlist">
          <text:list-item>
            <text:p text:style-name="rststyle-bulletitem"><text:span text:style-name="rststyle-strong">int</text:span> tam sayıları tutar</text:p>
          </text:list-item>
          <text:list-item>
            <text:p text:style-name="rststyle-bulletitem"><text:span text:style-name="rststyle-strong">char</text:span> tek bir karakter tutar.</text:p>
          </text:list-item>
          <text:list-item>
            <text:p text:style-name="rststyle-bulletitem"><text:span text:style-name="rststyle-strong">float</text:span> virgüllü sayıları tutar.x</text:p>
          </text:list-item>
          <text:list-item>
            <text:p text:style-name="rststyle-bulletitem"><text:span text:style-name="rststyle-strong">double</text:span> büyük bellek boyutu gerektiren sayıları tutar.</text:p>
          </text:list-item>
          <text:list-item>
            <text:p text:style-name="rststyle-bulletitem"><text:span text:style-name="rststyle-strong">bool</text:span> doğru veya yanlış olma durumu tutar.</text:p>
          </text:list-item>
          <text:list-item>
            <text:p text:style-name="rststyle-bulletitem"><text:span text:style-name="rststyle-strong">string</text:span> yazı tutar.</text:p>
          </text:list-item>
        </text:list>
      </text:section>
      <text:section text:name="Section5" text:style-name="Sect1">
        <text:h text:outline-level="1" text:style-name="rststyle-heading1">Diziler</text:h>
        <text:p text:style-name="rststyle-textbody">Diziler birden çok eleman tutan değişkenlerdir. tanımlanırken <text:span text:style-name="rststyle-strong">xxx[] yy</text:span> şeklinde tanımlanırlar.</text:p>
        <ns0:p ns0:style-name="rststyle-codeblock">...<ns0:line-break/>int[] nums = {12,22,45,31,48};<ns0:line-break/>stdout.printf(num[3].to_string()); // Ekrana 31 yazar.<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45</text:span>
          </text:span>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literal">
          <text:span text:style-name="rststyle-number">
            <text:span text:style-name="rststyle-integer">48</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num</text:span>
        <text:span text:style-name="rststyle-punctuation">[</text:span>
        <text:span text:style-name="rststyle-literal">
          <text:span text:style-name="rststyle-number">
            <text:span text:style-name="rststyle-integer">3</text:span>
          </text:span>
        </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Ekrana 31 yazar.
</text:span>
        </text:span>
        <text:span text:style-name="rststyle-punctuation">...</text:span>
        <text:p text:style-name="rststyle-textbody">Yukarıda <text:span text:style-name="rststyle-strong">{}</text:span> kullanılarak dizi elemanları ile beraber tanımlanmıştır. Bir altındaki satırda ise dizinin 4. elemanı çekilmiştir ve string türüne çevirilip ekrana yazılmıştır. Burada 3 olarak çekilme sebebi dizilerin eleman sayılarının 0dan başlamasıdır.</text:p>
        <text:p text:style-name="rststyle-textbody">Diziye aşağıdaki gibi eleman ekleyebiliriz.</text:p>
        <ns0:p ns0:style-name="rststyle-codeblock">...<ns0:line-break/><ns0:s ns0:c="4"/>int nums = {14,44,12};<ns0:line-break/><ns0:s ns0:c="4"/>nums += 98;<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4</text:span>
          </text:span>
        </text:span>
        <text:span text:style-name="rststyle-punctuation">,</text:span>
        <text:span text:style-name="rststyle-literal">
          <text:span text:style-name="rststyle-number">
            <text:span text:style-name="rststyle-integer">44</text:span>
          </text:span>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literal">
          <text:span text:style-name="rststyle-number">
            <text:span text:style-name="rststyle-integer">98</text:span>
          </text:span>
        </text:span>
        <text:span text:style-name="rststyle-punctuation">;</text:span>
        <text:span text:style-name="rststyle-whitespace">
</text:span>
        <text:span text:style-name="rststyle-punctuation">...</text:span>
        <text:p text:style-name="rststyle-textbody">Dizinin boyutunu aşağıdaki gibi öğrenebiliriz.</text:p>
        <ns0:p ns0:style-name="rststyle-codeblock">...<ns0:line-break/><ns0:s ns0:c="4"/>string[] msgs = {"Hello", "World"};<ns0:line-break/><ns0:s ns0:c="4"/>int ff = msgs.length;<ns0:line-break/>...</ns0:p>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msgs</text:span>
        <text:span text:style-name="rststyle-whitespace"> </text:span>
        <text:span text:style-name="rststyle-operator">=</text:span>
        <text:span text:style-name="rststyle-whitespace"> </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literal">
          <text:span text:style-name="rststyle-string">"World"</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name">msgs</text:span>
        <text:span text:style-name="rststyle-punctuation">.</text:span>
        <text:span text:style-name="rststyle-name">length</text:span>
        <text:span text:style-name="rststyle-punctuation">;</text:span>
        <text:span text:style-name="rststyle-whitespace">
</text:span>
        <text:span text:style-name="rststyle-punctuation">...</text:span>
        <text:p text:style-name="rststyle-textbody">Vala programlama dilinde diziler basit işler için yeterli olsa da genellikle yetersiz kaldığı için <text:span text:style-name="rststyle-strong">libgee</text:span> kütüphanesinden faydalanılır. Öncelikle kodun en üstüne <text:span text:style-name="rststyle-quotation">Using gee;</text:span> eklenir. bu sayede kütüphane içerisindeki işlevler kullanılabilir olur. Bu ifade detaylı olarak ilerleyen bölümlerde anlatılacaktır. <text:span text:style-name="rststyle-strong">libgee</text:span> kullanılırken derleme işlemine <text:span text:style-name="rststyle-quotation">--pkg gee-0.8</text:span> eklenir. Bu sayede derlenen programa libgee kütüphanesi dahil edilir.</text:p>
        <ns0:p ns0:style-name="rststyle-codeblock">$ valac main.vala --pkg gee-0.8</ns0:p>
        <text:span text:style-name="rststyle-whitespace"> </text:span>
        <text:span text:style-name="rststyle-whitespace"> </text:span>
        <text:span text:style-name="rststyle-whitespace"> </text:span>
        <text:span text:style-name="rststyle-whitespace"> </text:span>
        <text:p text:style-name="rststyle-textbody">Liste tanımlaması ve eleman ekleyip çıkarılması aşağıdaki gibidir:</text:p>
        <ns0:p ns0:style-name="rststyle-codeblock">Using gee;<ns0:line-break/><ns0:line-break/>void test(){<ns0:line-break/><ns0:s ns0:c="4"/>var liste = new ArrayList&lt;int&gt;();<ns0:line-break/><ns0:s ns0:c="4"/>liste.add(12);<ns0:line-break/><ns0:s ns0:c="4"/>liste.add(18);<ns0:line-break/><ns0:s ns0:c="4"/>liste.add(3);<ns0:line-break/><ns0:s ns0:c="4"/>liste.remove(18);<ns0:line-break/>}<ns0:line-break/>...</ns0:p>
        <text:span text:style-name="rststyle-name">Using</text:span>
        <text:span text:style-name="rststyle-whitespace"> </text:span>
        <text:span text:style-name="rststyle-name">gee</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test</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ArrayList</text:span>
        <text:span text:style-name="rststyle-operator">&lt;</text:span>
        <text:span text:style-name="rststyle-keyword">
          <text:span text:style-name="rststyle-type">int</text:span>
        </text:span>
        <text:span text:style-name="rststyle-operator">&gt;</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name">liste</text:span>
        <text:span text:style-name="rststyle-punctuation">.</text:span>
        <text:span text:style-name="rststyle-name">remove</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Yukarıdaki örnekde <text:span text:style-name="rststyle-strong">ArrayList</text:span> tanımlanmıştır. <text:span text:style-name="rststyle-strong">add</text:span> ile eleman eklemesi <text:span text:style-name="rststyle-strong">remove</text:span> ile eleman çıkarılması yapılır.</text:p>
        <text:p text:style-name="rststyle-textbody">Listenin belirtilen index sayılı elemanı aşağıdaki gibi getirilir.</text:p>
        <ns0:p ns0:style-name="rststyle-codeblock">...<ns0:line-break/>int num = liste.get(3); // 4. eleman değeri getirilir.<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keyword">g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comment">
          <text:span text:style-name="rststyle-single">// 4. eleman değeri getirilir.
</text:span>
        </text:span>
        <text:span text:style-name="rststyle-punctuation">...</text:span>
        <text:p text:style-name="rststyle-textbody">Listenin istenen bir elemanı aşağıdaki gibi değiştirilebilir.</text:p>
        <ns0:p ns0:style-name="rststyle-codeblock">...<ns0:line-break/>liste.set(3,144); // 4. eleman değiştirilir.<ns0:line-break/>...</ns0:p>
        <text:span text:style-name="rststyle-punctuation">...</text:span>
        <text:span text:style-name="rststyle-whitespace">
</text:span>
        <text:span text:style-name="rststyle-name">liste</text:span>
        <text:span text:style-name="rststyle-punctuation">.</text:span>
        <text:span text:style-name="rststyle-keyword">s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literal">
          <text:span text:style-name="rststyle-number">
            <text:span text:style-name="rststyle-integer">144</text:span>
          </text:span>
        </text:span>
        <text:span text:style-name="rststyle-punctuation">);</text:span>
        <text:span text:style-name="rststyle-whitespace"> </text:span>
        <text:span text:style-name="rststyle-comment">
          <text:span text:style-name="rststyle-single">// 4. eleman değiştirilir.
</text:span>
        </text:span>
        <text:span text:style-name="rststyle-punctuation">...</text:span>
        <text:p text:style-name="rststyle-textbody">Listenin eleman sayısı aşağıdaki gibi bulunur.</text:p>
        <ns0:p ns0:style-name="rststyle-codeblock">...<ns0:line-break/>int boyut = liste.size;<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boyut</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name">size</text:span>
        <text:span text:style-name="rststyle-punctuation">;</text:span>
        <text:span text:style-name="rststyle-whitespace">
</text:span>
        <text:span text:style-name="rststyle-punctuation">...</text:span>
      </text:section>
      <text:section text:name="Section6" text:style-name="Sect1">
        <text:h text:outline-level="1" text:style-name="rststyle-heading1">Klavyeden değer alma</text:h>
        <text:p text:style-name="rststyle-textbody">Klavyeden string türünden değer almak için <text:span text:style-name="rststyle-strong">stdin.read_line()</text:span> kullanılır.</text:p>
        <ns0:p ns0:style-name="rststyle-codeblock">...<ns0:line-break/>var text = stdin.read_line();<ns0:line-break/>stdout.printf(text);<ns0:line-break/>...</ns0:p>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text</text:span>
        <text:span text:style-name="rststyle-punctuation">);</text:span>
        <text:span text:style-name="rststyle-whitespace">
</text:span>
        <text:span text:style-name="rststyle-punctuation">...</text:span>
      </text:section>
      <text:section text:name="Section7" text:style-name="Sect1">
        <text:h text:outline-level="1" text:style-name="rststyle-heading1">Koşullar</text:h>
        <text:p text:style-name="rststyle-textbody">Koşul tanımlamak için <text:span text:style-name="rststyle-strong">if</text:span> kullanılır. Bu ifade parametre olarak <text:span text:style-name="rststyle-strong">bool</text:span> türünden değişken alır.  Koşulun gerçekleşmediği durumda <text:span text:style-name="rststyle-strong">else if</text:span> kullanılarak diğer koşul karşılanıyor mu diye bakılır. Hiçbiri gerçekleşmiyorsa <text:span text:style-name="rststyle-strong">else</text:span> kullanılarak bu durumda yapılacaklar belirtilir.</text:p>
        <ns0:p ns0:style-name="rststyle-codeblock">...<ns0:line-break/>if(koşul){<ns0:line-break/><ns0:s ns0:c="3"/>...<ns0:line-break/>}else if(diğer-koşul){<ns0:line-break/><ns0:s ns0:c="3"/>...<ns0:line-break/>}else{<ns0:line-break/><ns0:s ns0:c="3"/>...<ns0:line-break/>}<ns0:line-break/>...</ns0:p>
        <text:span text:style-name="rststyle-punctuation">...</text:span>
        <text:span text:style-name="rststyle-whitespace">
</text:span>
        <text:span text:style-name="rststyle-keyword">if</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diğer</text:span>
        <text:span text:style-name="rststyle-operator">-</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klavyeden değer alalım ve bu değerin eşit olma durumuna bakalım.</text:p>
        <ns0:p ns0:style-name="rststyle-codeblock">...<ns0:line-break/>string parola = stdin.read_line();<ns0:line-break/>if(parola == "abc123"){<ns0:line-break/><ns0:s ns0:c="4"/>stdout.printf("doğru parola");<ns0:line-break/>}else{<ns0:line-break/><ns0:s ns0:c="4"/>stderr.printf("hatalı parola");<ns0:line-break/>}<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Koşullarda kullanılan işleyiciler ve anlamları aşağıda liste halinde verilmiştir.</text:p>
        <text:p text:style-name="rststyle-table-title">Koşul işleyicileri</text:p>
        <table:table table:name="rststyle-rststyle-table-1" table:style-name="rststyle-rststyle-table-1">
          <text:span text:style-name="rststyle-strong">Koşul işleyicileri</text:span>
          <table:table-column table:style-name="rststyle-rststyle-table-1.A"/>
          <table:table-column table:style-name="rststyle-rststyle-table-1.B"/>
          <table:table-column table:style-name="rststyle-rststyle-table-1.C"/>
          <table:table-header-rows>
            <table:table-row>
              <table:table-cell table:style-name="rststyle-rststyle-table-1.A1" office:value-type="string">
                <text:p text:style-name="Table_20_Heading">ifade</text:p>
              </table:table-cell>
              <table:table-cell table:style-name="rststyle-rststyle-table-1.A1" office:value-type="string">
                <text:p text:style-name="Table_20_Heading">anlamı</text:p>
              </table:table-cell>
              <table:table-cell table:style-name="rststyle-rststyle-table-1.A1" office:value-type="string">
                <text:p text:style-name="Table_20_Heading">örnek</text:p>
              </table:table-cell>
            </table:table-row>
          </table:table-header-rows>
          <table:table-row>
            <table:table-cell table:style-name="rststyle-rststyle-table-1.A1" office:value-type="string">
              <text:p text:style-name="rststyle-textbody">&gt;</text:p>
            </table:table-cell>
            <table:table-cell table:style-name="rststyle-rststyle-table-1.A1" office:value-type="string">
              <text:p text:style-name="rststyle-textbody">büyüktür</text:p>
            </table:table-cell>
            <table:table-cell table:style-name="rststyle-rststyle-table-1.A1" office:value-type="string">
              <text:p text:style-name="rststyle-textbody">121 &gt; 12</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tür</text:p>
            </table:table-cell>
            <table:table-cell table:style-name="rststyle-rststyle-table-1.A1" office:value-type="string">
              <text:p text:style-name="rststyle-textbody">12 &lt;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birbirine eşittir</text:p>
            </table:table-cell>
            <table:table-cell table:style-name="rststyle-rststyle-table-1.A1" office:value-type="string">
              <text:p text:style-name="rststyle-textbody">121 ==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karşıtlık bildirir.</text:p>
            </table:table-cell>
            <table:table-cell table:style-name="rststyle-rststyle-table-1.A1" office:value-type="string">
              <text:p text:style-name="rststyle-textbody">!(12 &gt; 121)</text:p>
            </table:table-cell>
          </table:table-row>
          <table:table-row>
            <table:table-cell table:style-name="rststyle-rststyle-table-1.A1" office:value-type="string">
              <text:p text:style-name="rststyle-textbody">&amp;&amp;</text:p>
            </table:table-cell>
            <table:table-cell table:style-name="rststyle-rststyle-table-1.A1" office:value-type="string">
              <text:p text:style-name="rststyle-textbody">logic and</text:p>
            </table:table-cell>
            <table:table-cell table:style-name="rststyle-rststyle-table-1.A1" office:value-type="string">
              <text:p text:style-name="rststyle-textbody">"fg" == "aa" &amp;&amp;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logic or</text:p>
            </table:table-cell>
            <table:table-cell table:style-name="rststyle-rststyle-table-1.A1" office:value-type="string">
              <text:p text:style-name="rststyle-textbody">"fg" == "aa" ||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eşit değildir</text:p>
            </table:table-cell>
            <table:table-cell table:style-name="rststyle-rststyle-table-1.A1" office:value-type="string">
              <text:p text:style-name="rststyle-textbody">"fg" != "aa"</text:p>
            </table:table-cell>
          </table:table-row>
          <table:table-row>
            <table:table-cell table:style-name="rststyle-rststyle-table-1.A1" office:value-type="string">
              <text:p text:style-name="rststyle-textbody">&gt;=</text:p>
            </table:table-cell>
            <table:table-cell table:style-name="rststyle-rststyle-table-1.A1" office:value-type="string">
              <text:p text:style-name="rststyle-textbody">büyük eşittir</text:p>
            </table:table-cell>
            <table:table-cell table:style-name="rststyle-rststyle-table-1.A1" office:value-type="string">
              <text:p text:style-name="rststyle-textbody">121 &gt;= 121</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 eşittir</text:p>
            </table:table-cell>
            <table:table-cell table:style-name="rststyle-rststyle-table-1.A1" office:value-type="string">
              <text:p text:style-name="rststyle-textbody">12 &lt;= 12</text:p>
            </table:table-cell>
          </table:table-row>
          <table:table-row>
            <table:table-cell table:style-name="rststyle-rststyle-table-1.A1" office:value-type="string">
              <text:p text:style-name="rststyle-textbody">in</text:p>
            </table:table-cell>
            <table:table-cell table:style-name="rststyle-rststyle-table-1.A1" office:value-type="string">
              <text:p text:style-name="rststyle-textbody">eleman içerme kontrolü</text:p>
            </table:table-cell>
            <table:table-cell table:style-name="rststyle-rststyle-table-1.A1" office:value-type="string">
              <text:p text:style-name="rststyle-textbody">12 in {12, 121, 48, 94}</text:p>
            </table:table-cell>
          </table:table-row>
        </table:table>
        <text:p text:style-name="rststyle-textbody">Koşullar için alternatif olarak şu şekilde de kullanım mevcuttur.</text:p>
        <ns0:p ns0:style-name="rststyle-codeblock">koşul ? durum : diğer-durum;</ns0:p>
        <text:span text:style-name="rststyle-name">koşul</text:span>
        <text:span text:style-name="rststyle-whitespace"> </text:span>
        <text:span text:style-name="rststyle-operator">?</text:span>
        <text:span text:style-name="rststyle-whitespace"> </text:span>
        <text:span text:style-name="rststyle-name">durum</text:span>
        <text:span text:style-name="rststyle-whitespace"> </text:span>
        <text:span text:style-name="rststyle-operator">:</text:span>
        <text:span text:style-name="rststyle-whitespace"> </text:span>
        <text:span text:style-name="rststyle-name">diğer</text:span>
        <text:span text:style-name="rststyle-operator">-</text:span>
        <text:span text:style-name="rststyle-name">durum</text:span>
        <text:span text:style-name="rststyle-punctuation">;</text:span>
        <text:p text:style-name="rststyle-textbody">Burada <text:span text:style-name="rststyle-strong">?</text:span> işaretinden sonra ilk durum <text:span text:style-name="rststyle-strong">:</text:span> işaretinden sonra da gerçekleşmediği durum belirtilir.</text:p>
        <ns0:p ns0:style-name="rststyle-codeblock">...<ns0:line-break/>string parola = stdin.read_line();<ns0:line-break/>parola == "abc123" ? stdout.printf("Doğru parola") : stderr.printf("yanlış parola");<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whitespace"> </text:span>
        <text:span text:style-name="rststyle-operator">?</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operator">:</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yanlış parola"</text:span>
        </text:span>
        <text:span text:style-name="rststyle-punctuation">);</text:span>
        <text:span text:style-name="rststyle-whitespace">
</text:span>
        <text:span text:style-name="rststyle-punctuation">...</text:span>
      </text:section>
      <text:section text:name="Section8" text:style-name="Sect1">
        <text:h text:outline-level="1" text:style-name="rststyle-heading1">Döngüler</text:h>
        <text:p text:style-name="rststyle-textbody">Döngüler aşağıdaki gibi tanımlanır. döngüde koşul sağlandığı sürece sürekli olarak içerisindeki kod çalıştırılır.</text:p>
        <ns0:p ns0:style-name="rststyle-codeblock">while(koşul){<ns0:line-break/><ns0:s ns0:c="4"/>...<ns0:line-break/>}</ns0:p>
        <text:span text:style-name="rststyle-keyword">while</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ekrana 0dan 10a kadar olan sayıları yazdıralım.</text:p>
        <ns0:p ns0:style-name="rststyle-codeblock">...<ns0:line-break/>int sayi = 0;<ns0:line-break/>while (sayi &lt;=10){<ns0:line-break/><ns0:s ns0:c="4"/>stdout.printf(sayi.to_string());<ns0:line-break/><ns0:s ns0:c="4"/>sayi += 1; // sayi = sayi + 1 ile aynı anlama gelir.<ns0:line-break/>}<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keyword">while</text:span>
        <text:span text:style-name="rststyle-whitespace"> </text:span>
        <text:span text:style-name="rststyle-punctuation">(</text:span>
        <text:span text:style-name="rststyle-name">sayi</text:span>
        <text:span text:style-name="rststyle-whitespace"> </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1</text:span>
          </text:span>
        </text:span>
        <text:span text:style-name="rststyle-punctuation">;</text:span>
        <text:span text:style-name="rststyle-whitespace"> </text:span>
        <text:span text:style-name="rststyle-comment">
          <text:span text:style-name="rststyle-single">// sayi = sayi + 1 ile aynı anlama gelir.
</text:span>
        </text:span>
        <text:span text:style-name="rststyle-punctuation">}</text:span>
        <text:span text:style-name="rststyle-whitespace">
</text:span>
        <text:span text:style-name="rststyle-punctuation">...</text:span>
        <text:p text:style-name="rststyle-textbody">Yukarıdaki örnekte <text:span text:style-name="rststyle-strong">while</text:span> ifadesi sayı 10dan küçük ve eşitse çalışır. sayı 11 olduğunda bu sağlanmadığı için işlem sonlandırılır.</text:p>
        <text:p text:style-name="rststyle-textbody"><text:span text:style-name="rststyle-strong">for</text:span> ifadesi kulanılarak benzer bir döngü yapılabilir. Örneğin:</text:p>
        <ns0:p ns0:style-name="rststyle-codeblock">...<ns0:line-break/>for(int i=0; i&lt;=10; i++){ // i += 1 ile aynı anlama gelir<ns0:line-break/><ns0:s ns0:c="4"/>stdout.printf(sayi.to_string());<ns0:line-break/>}<ns0:line-break/>...</ns0:p>
        <text:span text:style-name="rststyle-punctuation">...</text:span>
        <text:span text:style-name="rststyle-whitespace">
</text:span>
        <text:span text:style-name="rststyle-keyword">for</text:span>
        <text:span text:style-name="rststyle-punctuation">(</text:span>
        <text:span text:style-name="rststyle-keyword">
          <text:span text:style-name="rststyle-type">int</text:span>
        </text:span>
        <text:span text:style-name="rststyle-whitespace"> </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i</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i</text:span>
        <text:span text:style-name="rststyle-operator">++</text:span>
        <text:span text:style-name="rststyle-punctuation">){</text:span>
        <text:span text:style-name="rststyle-whitespace"> </text:span>
        <text:span text:style-name="rststyle-comment">
          <text:span text:style-name="rststyle-single">// i += 1 ile aynı anlama gelir
</text:span>
        </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 örnek while örneğindeki ile aynı işlemi gerçekleştirir.</text:p>
        <text:p text:style-name="rststyle-textbody">Bir listenin tüm elemanları ile döngü oluşturmak için ise <text:span text:style-name="rststyle-strong">foreach</text:span> kullanılır.</text:p>
        <ns0:p ns0:style-name="rststyle-codeblock">...<ns0:line-break/>int[] i = {31, 44, 78, 84, 27};<ns0:line-break/>foreach(int sayi in i){<ns0:line-break/><ns0:s ns0:c="4"/>stdout.printf(sayi.to_string());<ns0:line-break/>}<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literal">
          <text:span text:style-name="rststyle-number">
            <text:span text:style-name="rststyle-integer">78</text:span>
          </text:span>
        </text:span>
        <text:span text:style-name="rststyle-punctuation">,</text:span>
        <text:span text:style-name="rststyle-whitespace"> </text:span>
        <text:span text:style-name="rststyle-literal">
          <text:span text:style-name="rststyle-number">
            <text:span text:style-name="rststyle-integer">84</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foreach</text:span>
        <text:span text:style-name="rststyle-punctuation">(</text:span>
        <text:span text:style-name="rststyle-keyword">
          <text:span text:style-name="rststyle-type">int</text:span>
        </text:span>
        <text:span text:style-name="rststyle-whitespace"> </text:span>
        <text:span text:style-name="rststyle-name">sayi</text:span>
        <text:span text:style-name="rststyle-whitespace"> </text:span>
        <text:span text:style-name="rststyle-keyword">in</text:span>
        <text:span text:style-name="rststyle-whitespace"> </text:span>
        <text:span text:style-name="rststyle-name">i</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rada <text:span text:style-name="rststyle-strong">sayi</text:span> değişkeni her seferinde listenin bir sonraki elemanı olarak tanımlanır ve işleme koyulur.</text:p>
        <text:p text:style-name="rststyle-textbody">Döngüden çıkmak için <text:span text:style-name="rststyle-strong">break</text:span> döngünün alt satırlarının çalışmayıp sonraki koşul için başa dönülmesi için ise <text:span text:style-name="rststyle-strong">continue</text:span> kullanılır.</text:p>
        <ns0:p ns0:style-name="rststyle-codeblock">...<ns0:line-break/>while(true){<ns0:line-break/><ns0:s ns0:c="4"/>int txt = stdin.read_line();<ns0:line-break/><ns0:s ns0:c="4"/>if(txt == "abc123"){<ns0:line-break/><ns0:s ns0:c="8"/>stdout.printf("Doğru parola");<ns0:line-break/><ns0:s ns0:c="8"/>break;<ns0:line-break/><ns0:s ns0:c="4"/>}else{<ns0:line-break/><ns0:s ns0:c="8"/>stderr.printf("Hatalı parola");<ns0:line-break/><ns0:s ns0:c="8"/>continue;<ns0:line-break/><ns0:s ns0:c="4"/>}<ns0:line-break/><ns0:s ns0:c="4"/>stdout.printf("test 123"); // bu satır çalıştırılmaz.<ns0:line-break/>}<ns0:line-break/>...</ns0:p>
        <text:span text:style-name="rststyle-punctuation">...</text:span>
        <text:span text:style-name="rststyle-whitespace">
</text:span>
        <text:span text:style-name="rststyle-keyword">while</text:span>
        <text:span text:style-name="rststyle-punctuation">(</text:span>
        <text:span text:style-name="rststyle-name">
          <text:span text:style-name="rststyle-builtin">true</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txt</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keyword">break</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keyword">continue</text:span>
        <text:span text:style-name="rststyle-punctuation">;</text:span>
        <text:span text:style-name="rststyle-whitespace">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 123"</text:span>
        </text:span>
        <text:span text:style-name="rststyle-punctuation">);</text:span>
        <text:span text:style-name="rststyle-whitespace"> </text:span>
        <text:span text:style-name="rststyle-comment">
          <text:span text:style-name="rststyle-single">// bu satır çalıştırılmaz.
</text:span>
        </text:span>
        <text:span text:style-name="rststyle-punctuation">}</text:span>
        <text:span text:style-name="rststyle-whitespace">
</text:span>
        <text:span text:style-name="rststyle-punctuation">...</text:span>
      </text:section>
      <text:section text:name="Section9" text:style-name="Sect1">
        <text:h text:outline-level="1" text:style-name="rststyle-heading1">Fonksiyonlar ve parametreler</text:h>
        <text:p text:style-name="rststyle-textbody">Vala yazarken forksiyon tanımlarız ve bu fonksiyonları parametreler ile çağırabiliriz.</text:p>
        <ns0:p ns0:style-name="rststyle-codeblock">int main(string[] args){<ns0:line-break/><ns0:s ns0:c="4"/>write("Hello world");<ns0:line-break/><ns0:s ns0:c="4"/>return 0;<ns0:line-break/>}<ns0:line-break/>void write(string message){<ns0:line-break/><ns0:s ns0:c="4"/>stdout.printf(message);<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write</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Bir fonksiyon sadece bir kez tanımlanabilir. Fakat fonksiyonu isim olarak oluşturup daha sonra tanımlamak mümkündür.</text:p>
        <ns0:p ns0:style-name="rststyle-codeblock">...<ns0:line-break/>void fff(); // isim olarak tanımlanabilir.<ns0:line-break/>void fff(){<ns0:line-break/><ns0:s ns0:c="4"/>stdout.printf("hmmm");<ns0:line-break/>}<ns0:line-break/>...</ns0:p>
        <text:span text:style-name="rststyle-punctuation">...</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comment">
          <text:span text:style-name="rststyle-single">// isim olarak tanımlanabilir.
</text:span>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mmm"</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Ayrıca fonksiyonu isim olarak tanımlayıp <text:span text:style-name="rststyle-strong">C</text:span> programlama dili ile yazılmış bir fonksiyon kullanabiliriz. Bu sayede kaynak kod C ve Vala karışımından oluşmuş olur. Bunun için <text:span text:style-name="rststyle-strong">extern</text:span> ifadesi kullanılır.</text:p>
        <ns0:p ns0:style-name="rststyle-codeblock">// main.vala dosyası<ns0:line-break/>extern void fff(string msg);<ns0:line-break/>int main(string[] args){<ns0:line-break/><ns0:s ns0:c="4"/>fff("Hello World");<ns0:line-break/>}</ns0:p>
        <text:span text:style-name="rststyle-comment">
          <text:span text:style-name="rststyle-single">// main.vala dosyası
</text:span>
        </text:span>
        <text:span text:style-name="rststyle-keyword">
          <text:span text:style-name="rststyle-declaration">extern</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sg</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 util.c dosyası<ns0:line-break/>#include &lt;stdio.h&gt;<ns0:line-break/>void fff(char* msg){<ns0:line-break/><ns0:s ns0:c="4"/>fputs(msg,stdout);<ns0:line-break/>}</ns0:p>
        <text:span text:style-name="rststyle-comment">
          <text:span text:style-name="rststyle-single">// util.c dosyası
</text:span>
        </text:span>
        <text:span text:style-name="rststyle-comment">
          <text:span text:style-name="rststyle-preproc">#include</text:span>
        </text:span>
        <text:span text:style-name="rststyle-whitespace"> </text:span>
        <text:span text:style-name="rststyle-comment">
          <text:span text:style-name="rststyle-preprocfile">&lt;stdio.h&gt;</text:span>
        </text:span>
        <text:span text:style-name="rststyle-comment">
          <text:span text:style-name="rststyle-preproc">
</text:span>
        </text:span>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sg</text:span>
        <text:span text:style-name="rststyle-punctuation">){</text:span>
        <text:span text:style-name="rststyle-whitespace">
    </text:span>
        <text:span text:style-name="rststyle-name">fputs</text:span>
        <text:span text:style-name="rststyle-punctuation">(</text:span>
        <text:span text:style-name="rststyle-name">msg</text:span>
        <text:span text:style-name="rststyle-punctuation">,</text:span>
        <text:span text:style-name="rststyle-name">stdout</text:span>
        <text:span text:style-name="rststyle-punctuation">);</text:span>
        <text:span text:style-name="rststyle-whitespace">
</text:span>
        <text:span text:style-name="rststyle-punctuation">}</text:span>
        <text:p text:style-name="rststyle-textbody">Yukarıdaki örnekteki 2 dosyayı derlemek için aşağıdaki gibi bir komut kullanılmalıdır.</text:p>
        <ns0:p ns0:style-name="rststyle-codeblock">$ valac main.vala util.c</ns0:p>
        <text:span text:style-name="rststyle-whitespace"> </text:span>
        <text:span text:style-name="rststyle-whitespace"> </text:span>
        <text:span text:style-name="rststyle-whitespace"> </text:span>
        <text:p text:style-name="rststyle-textbody">C kaynak kodunun gerektirdiği parametreleri <text:span text:style-name="rststyle-strong">-X</text:span> kullanarak ekleyebiliriz. Bu sayede doğrudan gccye parametre eklenebilir.</text:p>
        <ns0:p ns0:style-name="rststyle-codeblock">$ valac main.vala util.c -X "-lreadline" # C ile readline kütüphanesini kullanmak için -lreadline gereki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lreadline"</text:span>
          </text:span>
        </text:span>
        <text:span text:style-name="rststyle-whitespace"> </text:span>
        <text:span text:style-name="rststyle-comment">
          <text:span text:style-name="rststyle-single"># C ile readline kütüphanesini kullanmak için -lreadline gerekir.</text:span>
        </text:span>
        <text:p text:style-name="rststyle-textbody">Vala içinde C kullanabildiğimiz gibi tam tersi de mümkündür. Bunun için C tarafında fonksiyon için isim tanımlamamız yeterlidir.</text:p>
        <ns0:p ns0:style-name="rststyle-codeblock">void fff(char* message);<ns0:line-break/>int main(int argc, char *argv[]){<ns0:line-break/><ns0:s ns0:c="4"/>fff("Hello world");<ns0:line-break/>}</ns0:p>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essage</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keyword">
          <text:span text:style-name="rststyle-type">int</text:span>
        </text:span>
        <text:span text:style-name="rststyle-whitespace"> </text:span>
        <text:span text:style-name="rststyle-name">argc</text:span>
        <text:span text:style-name="rststyle-punctuation">,</text:span>
        <text:span text:style-name="rststyle-whitespace"> </text:span>
        <text:span text:style-name="rststyle-keyword">
          <text:span text:style-name="rststyle-type">char</text:span>
        </text:span>
        <text:span text:style-name="rststyle-whitespace"> </text:span>
        <text:span text:style-name="rststyle-operator">*</text:span>
        <text:span text:style-name="rststyle-name">argv</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public void fff(string message){<ns0:line-break/><ns0:s ns0:c="4"/>print(message);<ns0:line-break/>}</ns0:p>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print</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Yukarıdaki örnekte C kodu içerisinde vala ile yazılmış bir fonksiyon kullanılmıştır.</text:p>
        <text:p text:style-name="rststyle-textbody">Bir fonksiyon normal şartlarda başka bir fonksiyona parametre olarak verilemez. Bu gibi durumlar için <text:span text:style-name="rststyle-strong">delegate</text:span> ifadesinden yararlanılır. Önce delegate ifadesi ile fonksiyonun nasıl tanımlanacağı belirtilir daha sonra bu yeni oluşturulmuş tür parametre olarak kullanılır.</text:p>
        <ns0:p ns0:style-name="rststyle-codeblock">delegate void fff(string message);<ns0:line-break/><ns0:line-break/>// delegate ile kullanıma uygun fonksiyon tanımladık.<ns0:line-break/>void f1(string message){<ns0:line-break/><ns0:s ns0:c="4"/>stdout.printf(message);<ns0:line-break/>}<ns0:line-break/><ns0:line-break/>// delegate çağırmaya yarayan fonksiyon yazdık<ns0:line-break/>void f2(fff function, string message){<ns0:line-break/><ns0:s ns0:c="4"/>function(message);<ns0:line-break/>}<ns0:line-break/><ns0:line-break/>// main fonksiyonu<ns0:line-break/>void main(string[] args){<ns0:line-break/><ns0:s ns0:c="4"/>f2(f1,"Hello World");<ns0:line-break/>}</ns0:p>
        <text:span text:style-name="rststyle-keyword">
          <text:span text:style-name="rststyle-declaration">delegate</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comment">
          <text:span text:style-name="rststyle-single">// delegate ile kullanıma uygun fonksiyon tanımladık.
</text:span>
        </text:span>
        <text:span text:style-name="rststyle-keyword">
          <text:span text:style-name="rststyle-type">void</text:span>
        </text:span>
        <text:span text:style-name="rststyle-whitespace"> </text:span>
        <text:span text:style-name="rststyle-name">f1</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delegate çağırmaya yarayan fonksiyon yazdık
</text:span>
        </text:span>
        <text:span text:style-name="rststyle-keyword">
          <text:span text:style-name="rststyle-type">void</text:span>
        </text:span>
        <text:span text:style-name="rststyle-whitespace"> </text:span>
        <text:span text:style-name="rststyle-name">f2</text:span>
        <text:span text:style-name="rststyle-punctuation">(</text:span>
        <text:span text:style-name="rststyle-name">fff</text:span>
        <text:span text:style-name="rststyle-whitespace"> </text:span>
        <text:span text:style-name="rststyle-name">function</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function</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main fonksiyonu
</text:span>
        </text:span>
        <text:span text:style-name="rststyle-keyword">
          <text:span text:style-name="rststyle-type">void</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2</text:span>
        <text:span text:style-name="rststyle-punctuation">(</text:span>
        <text:span text:style-name="rststyle-name">f1</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text:section>
      <text:section text:name="Section10" text:style-name="Sect1">
        <text:h text:outline-level="1" text:style-name="rststyle-heading1">Sınıf kavramı</text:h>
        <text:p text:style-name="rststyle-textbody">Vala nesne yönelimli bir programlama dilidir. Bu sebeple sınıflar oluşturabiliriz. Sınıflar <text:span text:style-name="rststyle-strong">Gtk</text:span> gibi arayüz programlamada kullanışlı olmaktadırlar. Sınıf oluşturmak için <text:span text:style-name="rststyle-strong">class</text:span> ifadesi kullanılır.</text:p>
        <ns0:p ns0:style-name="rststyle-codeblock">public class test {<ns0:line-break/><ns0:s ns0:c="4"/>public void write(){<ns0:line-break/><ns0:s ns0:c="8"/>stdout.printf("test123");<ns0:line-break/><ns0:s ns0:c="4"/>}<ns0:line-break/>}<ns0:line-break/>int main(string[] args){<ns0:line-break/><ns0:s ns0:c="4"/>test t = new test();<ns0:line-break/><ns0:s ns0:c="4"/>t.write();<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123"</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text:span>
        <text:span text:style-name="rststyle-punctuation">.</text:span>
        <text:span text:style-name="rststyle-name">write</text:span>
        <text:span text:style-name="rststyle-punctuation">();</text:span>
        <text:span text:style-name="rststyle-whitespace">
</text:span>
        <text:span text:style-name="rststyle-punctuation">}</text:span>
        <text:p text:style-name="rststyle-textbody">Yukarıdaki örnekte sınıf tanımlanmıştır. Daha sonra bu sınıftan bir nesne türetilmiştir ve ardıntan nesneye ait fonksiyon çalıştırılmıştır.</text:p>
        <text:p text:style-name="rststyle-textbody">Sınıf içerisinde bulunan bazı fonksiyonların dışarıdan erişilmesini istemiyorsanız <text:span text:style-name="rststyle-strong">private</text:span>, erişilmesini istiyorsanız <text:span text:style-name="rststyle-strong">public</text:span> ifadesi ile tanımlamanız gerekmektedir.</text:p>
        <text:p text:style-name="rststyle-textbody">Sınıf içerisinde tanımlanmış değişkenlere ulaşmak için <text:span text:style-name="rststyle-strong">this</text:span> ifadesi kullanılır.</text:p>
        <ns0:p ns0:style-name="rststyle-codeblock">...<ns0:line-break/>public class test {<ns0:line-break/><ns0:s ns0:c="4"/>private int i;<ns0:line-break/><ns0:s ns0:c="4"/>private int j;<ns0:line-break/><ns0:line-break/><ns0:s ns0:c="4"/>public void set(int i, int j){<ns0:line-break/><ns0:s ns0:c="8"/>this.i = i;<ns0:line-break/><ns0:s ns0:c="8"/>this.j = j;<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keyword">set</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this</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j</text:span>
        <text:span text:style-name="rststyle-whitespace"> </text:span>
        <text:span text:style-name="rststyle-operator">=</text:span>
        <text:span text:style-name="rststyle-whitespace"> </text:span>
        <text:span text:style-name="rststyle-name">j</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1" text:style-name="Sect1">
        <text:h text:outline-level="1" text:style-name="rststyle-heading1">Super sınıf</text:h>
        <text:p text:style-name="rststyle-textbody">Bir sınıfı başka bir sınıftan türetebiliriz. Bunun için sınıf tanımlanırken <text:span text:style-name="rststyle-quotation">class xxx : yyy</text:span> yapısı kullanılır.</text:p>
        <ns0:p ns0:style-name="rststyle-codeblock">public class hello {<ns0:line-break/><ns0:s ns0:c="4"/>public void write_hello(){<ns0:line-break/><ns0:s ns0:c="8"/>stdout.printf("Hello");<ns0:line-break/><ns0:s ns0:c="4"/>}<ns0:line-break/>}<ns0:line-break/>public class world : hello {<ns0:line-break/><ns0:s ns0:c="4"/>public void write_world(){<ns0:line-break/><ns0:s ns0:c="8"/>stdout.printf("World");<ns0:line-break/><ns0:s ns0:c="4"/>}<ns0:line-break/><ns0:s ns0:c="4"/>public void write(){<ns0:line-break/><ns0:s ns0:c="8"/>write_hello();<ns0:line-break/><ns0:s ns0:c="8"/>write_world();<ns0:line-break/><ns0:s ns0:c="4"/>}<ns0:line-break/>}<ns0:line-break/>int main(){<ns0:line-break/><ns0:s ns0:c="4"/>world w = new world();<ns0:line-break/><ns0:s ns0:c="4"/>w.write();<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name">world</text:span>
        <text:span text:style-name="rststyle-whitespace"> </text:span>
        <text:span text:style-name="rststyle-name">w</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orld</text:span>
        <text:span text:style-name="rststyle-punctuation">();</text:span>
        <text:span text:style-name="rststyle-whitespace">
    </text:span>
        <text:span text:style-name="rststyle-name">w</text:span>
        <text:span text:style-name="rststyle-punctuation">.</text:span>
        <text:span text:style-name="rststyle-name">write</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Eğer var olan bir fonksiyonun üzerine yazmak istiyorsak <text:span text:style-name="rststyle-strong">override</text:span> ifadesini kullanabiliriz.</text:p>
        <ns0:p ns0:style-name="rststyle-codeblock">...<ns0:line-break/>public class hello {<ns0:line-break/><ns0:s ns0:c="4"/>public void write(){<ns0:line-break/><ns0:s ns0:c="8"/>stdout.printf("hello");<ns0:line-break/><ns0:s ns0:c="4"/>}<ns0:line-break/>}<ns0:line-break/>public class world : hello {<ns0:line-break/><ns0:s ns0:c="4"/>public override void write(){<ns0:line-break/><ns0:s ns0:c="8"/>stdout.printf("world");<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override</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ir sınıfı birden fazla sınıfın birleşiminden türetebiliriz.</text:p>
        <ns0:p ns0:style-name="rststyle-codeblock">...<ns0:line-break/>public class hello {<ns0:line-break/><ns0:s ns0:c="4"/>public void write_hello(){<ns0:line-break/><ns0:s ns0:c="8"/>stdout.printf("Hello");<ns0:line-break/><ns0:s ns0:c="4"/>}<ns0:line-break/>}<ns0:line-break/>public class world {<ns0:line-break/><ns0:s ns0:c="4"/>public void write_world(){<ns0:line-break/><ns0:s ns0:c="8"/>stdout.printf("World");<ns0:line-break/><ns0:s ns0:c="4"/>}<ns0:line-break/>}<ns0:line-break/>public class helloworld : hello, world {<ns0:line-break/><ns0:s ns0:c="4"/>public void write(){<ns0:line-break/><ns0:s ns0:c="8"/>write_hello();<ns0:line-break/><ns0:s ns0:c="8"/>write_world();<ns0:line-break/><ns0:s ns0:c="4"/>}<ns0:line-break/><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world</text:span>
        </text:span>
        <text:span text:style-name="rststyle-whitespace"> </text:span>
        <text:span text:style-name="rststyle-operator">:</text:span>
        <text:span text:style-name="rststyle-whitespace"> </text:span>
        <text:span text:style-name="rststyle-name">hello</text:span>
        <text:span text:style-name="rststyle-punctuation">,</text:span>
        <text:span text:style-name="rststyle-whitespace"> </text:span>
        <text:span text:style-name="rststyle-name">world</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2" text:style-name="Sect1">
        <text:h text:outline-level="1" text:style-name="rststyle-heading1">Signal kavramı</text:h>
        <text:p text:style-name="rststyle-textbody">Valada sinyal tanımlayarak bir sınıftaki bir işlevin nasıl çalışması gerektiği ayarlanabilir. Bunun için isim olarak tanımlanan fonksiyonun başına <text:span text:style-name="rststyle-strong">signal</text:span> ifadesi yerleştirilir.</text:p>
        <ns0:p ns0:style-name="rststyle-codeblock">public class test {<ns0:line-break/><ns0:s ns0:c="4"/>public signal void sig1(int i);<ns0:line-break/><ns0:line-break/><ns0:s ns0:c="4"/>public void run(int i){<ns0:line-break/><ns0:s ns0:c="8"/>this.sig1(i);<ns0:line-break/><ns0:s ns0:c="4"/>}<ns0:line-break/>}<ns0:line-break/>int main(string[] args){<ns0:line-break/><ns0:s ns0:c="4"/>test t1 = new test();<ns0:line-break/><ns0:s ns0:c="4"/>t1.sig1.connect((i)=&gt;{<ns0:line-break/><ns0:s ns0:c="8"/>stdout.printf(i.to_string());<ns0:line-break/><ns0:s ns0:c="4"/>});<ns0:line-break/><ns0:s ns0:c="4"/>t1.run(31);<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signal</text:span>
        </text:span>
        <text:span text:style-name="rststyle-whitespace"> </text:span>
        <text:span text:style-name="rststyle-keyword">
          <text:span text:style-name="rststyle-type">void</text:span>
        </text:span>
        <text:span text:style-name="rststyle-whitespace"> </text:span>
        <text:span text:style-name="rststyle-name">sig1</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run</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sig1</text:span>
        <text:span text:style-name="rststyle-punctuation">(</text:span>
        <text:span text:style-name="rststyle-name">i</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1</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1</text:span>
        <text:span text:style-name="rststyle-punctuation">.</text:span>
        <text:span text:style-name="rststyle-name">sig1</text:span>
        <text:span text:style-name="rststyle-punctuation">.</text:span>
        <text:span text:style-name="rststyle-name">connect</text:span>
        <text:span text:style-name="rststyle-punctuation">((</text:span>
        <text:span text:style-name="rststyle-name">i</text:span>
        <text:span text:style-name="rststyle-punctuation">)</text:span>
        <text:span text:style-name="rststyle-operator">=&g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name">t1</text:span>
        <text:span text:style-name="rststyle-punctuation">.</text:span>
        <text:span text:style-name="rststyle-name">run</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3" text:style-name="Sect1">
        <text:h text:outline-level="1" text:style-name="rststyle-heading1">Namespace kavramı</text:h>
        <text:p text:style-name="rststyle-textbody">Valada kodları alan adlarına bölerek yazmamız mümkündür. Bu sayede alan adı içine tanımladığımız fonksiyonları alan adı ile beraber çağırarak kullanabiliriz. Bunun için <text:span text:style-name="rststyle-strong">namespace {}</text:span> ifadesi kullanılır.</text:p>
        <ns0:p ns0:style-name="rststyle-codeblock">namespace test {<ns0:line-break/><ns0:s ns0:c="4"/>void print(){<ns0:line-break/><ns0:s ns0:c="8"/>stdout.printf("Test");<ns0:line-break/><ns0:s ns0:c="4"/>}<ns0:line-break/>}<ns0:line-break/>...<ns0:line-break/>int main(string[] args){<ns0:line-break/><ns0:s ns0:c="4"/>test.print();<ns0:line-break/>}</ns0:p>
        <text:span text:style-name="rststyle-keyword">
          <text:span text:style-name="rststyle-namespace">namespace</text:span>
        </text:span>
        <text:span text:style-name="rststyle-whitespace"> </text:span>
        <text:span text:style-name="rststyle-name">
          <text:span text:style-name="rststyle-namespace">test</text:span>
        </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punctuation">.</text:span>
        <text:span text:style-name="rststyle-name">print</text:span>
        <text:span text:style-name="rststyle-punctuation">();</text:span>
        <text:span text:style-name="rststyle-whitespace">
</text:span>
        <text:span text:style-name="rststyle-punctuation">}</text:span>
        <text:p text:style-name="rststyle-textbody">Namespace iç içe tanımlanabilir.</text:p>
        <ns0:p ns0:style-name="rststyle-codeblock">namespace test1 {<ns0:line-break/><ns0:s ns0:c="4"/>namespace test2 {<ns0:line-break/><ns0:s ns0:c="8"/>void print(){<ns0:line-break/><ns0:s ns0:c="12"/>stdout.printf("Test");<ns0:line-break/><ns0:s ns0:c="8"/>}<ns0:line-break/><ns0:s ns0:c="4"/>}<ns0:line-break/>}<ns0:line-break/>...<ns0:line-break/>int main(string[] args){<ns0:line-break/><ns0:s ns0:c="4"/>test1.test2.print();<ns0:line-break/>}</ns0:p>
        <text:span text:style-name="rststyle-keyword">
          <text:span text:style-name="rststyle-namespace">namespace</text:span>
        </text:span>
        <text:span text:style-name="rststyle-whitespace"> </text:span>
        <text:span text:style-name="rststyle-name">
          <text:span text:style-name="rststyle-namespace">test1</text:span>
        </text:span>
        <text:span text:style-name="rststyle-whitespace"> </text:span>
        <text:span text:style-name="rststyle-punctuation">{</text:span>
        <text:span text:style-name="rststyle-whitespace">
    </text:span>
        <text:span text:style-name="rststyle-keyword">
          <text:span text:style-name="rststyle-namespace">namespace</text:span>
        </text:span>
        <text:span text:style-name="rststyle-whitespace"> </text:span>
        <text:span text:style-name="rststyle-name">
          <text:span text:style-name="rststyle-namespace">test2</text:span>
        </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1</text:span>
        <text:span text:style-name="rststyle-punctuation">.</text:span>
        <text:span text:style-name="rststyle-name">test2</text:span>
        <text:span text:style-name="rststyle-punctuation">.</text:span>
        <text:span text:style-name="rststyle-name">print</text:span>
        <text:span text:style-name="rststyle-punctuation">();</text:span>
        <text:span text:style-name="rststyle-whitespace">
</text:span>
        <text:span text:style-name="rststyle-punctuation">}</text:span>
        <text:p text:style-name="rststyle-textbody">Bir namespace alanını kaynak kodda içeri aktararak kullanmak için <text:span text:style-name="rststyle-strong">using</text:span> ifadesi kullanılır.
Bu ifade sayesinde belirtilen alan adındaki tüm fonksiyonlar kaynak kodda doğrudan kullanılabilir hale gelir.</text:p>
        <ns0:p ns0:style-name="rststyle-codeblock">using Gtk;<ns0:line-break/><ns0:line-break/>int main(string[] args){<ns0:line-break/><ns0:s ns0:c="4"/>// İsterseniz yine de namespace adı ile kullanabiliriz.<ns0:line-break/><ns0:s ns0:c="4"/>Gtk.init (ref args);<ns0:line-break/><ns0:s ns0:c="4"/>// Gtk.Window yerine Window kullanabiliriz.<ns0:line-break/><ns0:s ns0:c="4"/>var win = new Window();<ns0:line-break/><ns0:s ns0:c="4"/>// Şununla aynı anlama gelir<ns0:line-break/><ns0:s ns0:c="4"/>// var win = new Gtk.Window();<ns0:line-break/><ns0:s ns0:c="4"/>...<ns0:line-break/><ns0:s ns0:c="4"/>// Aynı isimde var olan bir fonksiyonu namespace adı olmadan kullanmak mümkün değildir.<ns0:line-break/><ns0:s ns0:c="4"/>Gtk.main ();<ns0:line-break/><ns0:s ns0:c="4"/>return 0;<ns0:line-break/>}</ns0:p>
        <text:span text:style-name="rststyle-keyword">
          <text:span text:style-name="rststyle-namespace">using</text:span>
        </text:span>
        <text:span text:style-name="rststyle-whitespace"> </text:span>
        <text:span text:style-name="rststyle-name">
          <text:span text:style-name="rststyle-namespace">Gtk</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comment">
          <text:span text:style-name="rststyle-single">// İsterseniz yine de namespace adı ile kullanabiliriz.
</text:span>
        </text:span>
        <text:span text:style-name="rststyle-whitespace">    </text:span>
        <text:span text:style-name="rststyle-name">Gtk</text:span>
        <text:span text:style-name="rststyle-punctuation">.</text:span>
        <text:span text:style-name="rststyle-name">init</text:span>
        <text:span text:style-name="rststyle-whitespace"> </text:span>
        <text:span text:style-name="rststyle-punctuation">(</text:span>
        <text:span text:style-name="rststyle-keyword">
          <text:span text:style-name="rststyle-declaration">ref</text:span>
        </text:span>
        <text:span text:style-name="rststyle-whitespace"> </text:span>
        <text:span text:style-name="rststyle-name">args</text:span>
        <text:span text:style-name="rststyle-punctuation">);</text:span>
        <text:span text:style-name="rststyle-whitespace">
    </text:span>
        <text:span text:style-name="rststyle-comment">
          <text:span text:style-name="rststyle-single">// Gtk.Window yerine Window kullanabiliriz.
</text:span>
        </text:span>
        <text:span text:style-name="rststyle-whitespace">    </text:span>
        <text:span text:style-name="rststyle-keyword">
          <text:span text:style-name="rststyle-declaration">var</text:span>
        </text:span>
        <text:span text:style-name="rststyle-whitespace"> </text:span>
        <text:span text:style-name="rststyle-name">win</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indow</text:span>
        <text:span text:style-name="rststyle-punctuation">();</text:span>
        <text:span text:style-name="rststyle-whitespace">
    </text:span>
        <text:span text:style-name="rststyle-comment">
          <text:span text:style-name="rststyle-single">// Şununla aynı anlama gelir
</text:span>
        </text:span>
        <text:span text:style-name="rststyle-whitespace">    </text:span>
        <text:span text:style-name="rststyle-comment">
          <text:span text:style-name="rststyle-single">// var win = new Gtk.Window();
</text:span>
        </text:span>
        <text:span text:style-name="rststyle-whitespace">    </text:span>
        <text:span text:style-name="rststyle-punctuation">...</text:span>
        <text:span text:style-name="rststyle-whitespace">
    </text:span>
        <text:span text:style-name="rststyle-comment">
          <text:span text:style-name="rststyle-single">// Aynı isimde var olan bir fonksiyonu namespace adı olmadan kullanmak mümkün değildir.
</text:span>
        </text:span>
        <text:span text:style-name="rststyle-whitespace">    </text:span>
        <text:span text:style-name="rststyle-name">Gtk</text:span>
        <text:span text:style-name="rststyle-punctuation">.</text:span>
        <text:span text:style-name="rststyle-name">mai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Sınıfları tanımlarken namespace belirterek tanımlamak mümkündür.
Bunun için sınıfın adının başına namespace adını belirtmek yeterlidir.</text:p>
        <ns0:p ns0:style-name="rststyle-codeblock">public class test.cls {<ns0:line-break/><ns0:s ns0:c="4"/>public void print(){<ns0:line-break/><ns0:s ns0:c="8"/>stdout.printf("Test");<ns0:line-break/><ns0:s ns0:c="4"/>}<ns0:line-break/>}<ns0:line-break/>...<ns0:line-break/>int main(string[] args){<ns0:line-break/><ns0:s ns0:c="4"/>var tcls = new test.cls();<ns0:line-break/><ns0:s ns0:c="4"/>tcls.print();<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punctuation">.</text:span>
        <text:span text:style-name="rststyle-name">cls</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cls</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name">cls</text:span>
        <text:span text:style-name="rststyle-punctuation">();</text:span>
        <text:span text:style-name="rststyle-whitespace">
    </text:span>
        <text:span text:style-name="rststyle-name">tcls</text:span>
        <text:span text:style-name="rststyle-punctuation">.</text:span>
        <text:span text:style-name="rststyle-name">print</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4" text:style-name="Sect1">
        <text:h text:outline-level="1" text:style-name="rststyle-heading1">Kütüphane oluşturma</text:h>
        <text:p text:style-name="rststyle-textbody">Vala kaynak kodu kullanarak kütüphane oluşturabiliriz. Bunun için kodu aşağıdaki gibi derleyebiliriz.</text:p>
        <ns0:p ns0:style-name="rststyle-codeblock">// library.vala dosyası<ns0:line-break/>public int test(){<ns0:line-break/><ns0:s ns0:c="4"/>stdout.printf("Hello World");<ns0:line-break/><ns0:s ns0:c="4"/>return 0;<ns0:line-break/>}</ns0:p>
        <text:span text:style-name="rststyle-comment">
          <text:span text:style-name="rststyle-single">// library.vala dosyası
</text:span>
        </text:span>
        <text:span text:style-name="rststyle-keyword">
          <text:span text:style-name="rststyle-declaration">public</text:span>
        </text:span>
        <text:span text:style-name="rststyle-whitespace"> </text:span>
        <text:span text:style-name="rststyle-keyword">
          <text:span text:style-name="rststyle-type">int</text:span>
        </text:span>
        <text:span text:style-name="rststyle-whitespace"> </text:span>
        <text:span text:style-name="rststyle-name">tes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Vala kaynak kodunu önce C koduna çevirmemiz gerekmektedir. Daha sonra gcc ile derleyebiliriz. Vala programlama dili <text:span text:style-name="rststyle-strong">glib-2.0</text:span> kullanarak çalıştığı için bu kütüphaneyi derleme esnasında eklememiz gerekmektedir. Ayrıca glib-2.0 derlenirken <text:span text:style-name="rststyle-strong">-fPIC</text:span> parametresine ihtiyaç duyar.</text:p>
        <ns0:p ns0:style-name="rststyle-codeblock">$ valac -C -H libtest.h --vapi libtest.vapi library.vala // Önce C koduna çevirelim<ns0:line-break/>$ gcc library.c -o libtest.so -shared `pkg-config --cflags --libs glib-2.0` -fPIC // gcc ile derleyelim.</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Alternatif olarak aşağıdaki gibi de derleyebilirsiniz. Bu durumda C kaynak koduna çevirmeye gerek kalmadan kütüphanemiz derlenmiş olur.</text:p>
        <ns0:p ns0:style-name="rststyle-codeblock">$ valac -H libtest.h --vapi libtest.vapi -o libtest.so -X -shared -X -fPIC library.vala</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Şimdi aşağıdaki gibi bir C kodu yazalım ve kütüphanemizi orada kullanalım. Oluşturulmuş olan <text:span text:style-name="rststyle-strong">library.h</text:span> dosyamızdan yararlanabiliriz.</text:p>
        <ns0:p ns0:style-name="rststyle-codeblock">// main.c dosyası<ns0:line-break/>#include &lt;libtest.h&gt;<ns0:line-break/>int main(){<ns0:line-break/><ns0:s ns0:c="4"/>gint i = test(); // vala değişken türleri glib kütüphanesinden gelir.<ns0:line-break/><ns0:s ns0:c="4"/>return (int) i;<ns0:line-break/>}</ns0:p>
        <text:span text:style-name="rststyle-comment">
          <text:span text:style-name="rststyle-single">// main.c dosyası
</text:span>
        </text:span>
        <text:span text:style-name="rststyle-comment">
          <text:span text:style-name="rststyle-preproc">#include</text:span>
        </text:span>
        <text:span text:style-name="rststyle-whitespace"> </text:span>
        <text:span text:style-name="rststyle-comment">
          <text:span text:style-name="rststyle-preprocfile">&lt;libtest.h&gt;</text:span>
        </text:span>
        <text:span text:style-name="rststyle-comment">
          <text:span text:style-name="rststyle-preproc">
</text:span>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whitespace">
    </text:span>
        <text:span text:style-name="rststyle-name">gint</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comment">
          <text:span text:style-name="rststyle-single">// vala değişken türleri glib kütüphanesinden gelir.
</text:span>
        </text:span>
        <text:span text:style-name="rststyle-whitespace">    </text:span>
        <text:span text:style-name="rststyle-keyword">return</text:span>
        <text:span text:style-name="rststyle-whitespace"> </text:span>
        <text:span text:style-name="rststyle-punctuation">(</text:span>
        <text:span text:style-name="rststyle-keyword">
          <text:span text:style-name="rststyle-type">int</text:span>
        </text:span>
        <text:span text:style-name="rststyle-punctuatio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Ve şimdi de C kodunu derleyemlim.</text:p>
        <ns0:p ns0:style-name="rststyle-codeblock">$ gcc -L. -I. -ltest main.c `pkg-config --cflags --libs glib-2.0` -fPIC</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Bununla birlikte <text:span text:style-name="rststyle-strong">libtest.vapi</text:span> dosyamızı kullanarak kütüphanemizi vala ile kullanmamız da mümkündür.</text:p>
        <ns0:p ns0:style-name="rststyle-codeblock">// main.vala dosyası<ns0:line-break/>int main(string[] args){<ns0:line-break/><ns0:s ns0:c="4"/>int i = test();<ns0:line-break/><ns0:s ns0:c="4"/>return i;<ns0:line-break/>}</ns0:p>
        <text:span text:style-name="rststyle-comment">
          <text:span text:style-name="rststyle-single">// main.vala dosyası
</text:span>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keyword">retur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Şimdi vala kodunu derleyelim.</text:p>
        <ns0:p ns0:style-name="rststyle-codeblock">$ valac --vapidir ./ main.vala --pkg libtes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2-07T09:29:33</meta:creation-date>
    <dc:creator>a</dc:creator>
    <dc:date>2023-02-07T09:29:33</dc:date>
    <dc:language>en-US</dc:language>
    <meta:editing-cycles>1</meta:editing-cycles>
    <meta:editing-duration>PT00M01S</meta:editing-duration>
    <dc:title>Vala dersi</dc:title>
  </office:meta>
</office:document-meta>
</file>